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bfe" officeooo:paragraph-rsid="0004ebfe"/>
    </style:style>
    <style:style style:name="P2" style:family="paragraph" style:parent-style-name="Standard">
      <style:text-properties officeooo:rsid="0005f86d" officeooo:paragraph-rsid="0005f86d"/>
    </style:style>
    <style:style style:name="P3" style:family="paragraph" style:parent-style-name="Standard">
      <style:text-properties style:font-name="Lato" fo:font-weight="normal" officeooo:rsid="00076579" officeooo:paragraph-rsid="00076579" style:font-weight-asian="normal" style:font-weight-complex="normal"/>
    </style:style>
    <style:style style:name="P4" style:family="paragraph" style:parent-style-name="Standard">
      <style:text-properties style:font-name="Lato" fo:font-weight="normal" officeooo:rsid="0008fc47" officeooo:paragraph-rsid="0008fc47" style:font-weight-asian="normal" style:font-weight-complex="normal"/>
    </style:style>
    <style:style style:name="P5" style:family="paragraph" style:parent-style-name="Standard">
      <style:text-properties style:font-name="Lato" fo:font-weight="normal" officeooo:rsid="000c0390" officeooo:paragraph-rsid="000c0390" style:font-weight-asian="normal" style:font-weight-complex="normal"/>
    </style:style>
    <style:style style:name="P6" style:family="paragraph" style:parent-style-name="Standard">
      <style:text-properties style:font-name="Lato" officeooo:rsid="00041712" officeooo:paragraph-rsid="00041712"/>
    </style:style>
    <style:style style:name="P7" style:family="paragraph" style:parent-style-name="Standard">
      <style:text-properties style:font-name="Lato" officeooo:rsid="0004ebfe" officeooo:paragraph-rsid="0004ebfe"/>
    </style:style>
    <style:style style:name="P8" style:family="paragraph" style:parent-style-name="Standard">
      <style:text-properties style:font-name="Lato" officeooo:rsid="0005a139" officeooo:paragraph-rsid="0005a139"/>
    </style:style>
    <style:style style:name="P9" style:family="paragraph" style:parent-style-name="Standard" style:list-style-name="Numbering_20_123">
      <style:text-properties fo:font-weight="bold" officeooo:rsid="00041712" officeooo:paragraph-rsid="00041712" style:font-weight-asian="bold" style:font-weight-complex="bold"/>
    </style:style>
    <style:style style:name="P10" style:family="paragraph" style:parent-style-name="Standard" style:list-style-name="Numbering_20_123">
      <style:text-properties style:font-name="Lato" officeooo:rsid="00041712" officeooo:paragraph-rsid="00041712"/>
    </style:style>
    <style:style style:name="P11" style:family="paragraph" style:parent-style-name="Standard" style:list-style-name="Numbering_20_123">
      <style:text-properties style:font-name="Lato" officeooo:rsid="0004ebfe" officeooo:paragraph-rsid="0004ebfe"/>
    </style:style>
    <style:style style:name="P12" style:family="paragraph" style:parent-style-name="Standard" style:list-style-name="L2">
      <style:text-properties style:font-name="Lato" officeooo:rsid="0004ebfe" officeooo:paragraph-rsid="0004ebfe"/>
    </style:style>
    <style:style style:name="P13" style:family="paragraph" style:parent-style-name="Standard" style:list-style-name="L2">
      <style:text-properties style:font-name="Lato" officeooo:rsid="0004ebfe" officeooo:paragraph-rsid="0005a139"/>
    </style:style>
    <style:style style:name="P14" style:family="paragraph" style:parent-style-name="Standard" style:list-style-name="L1">
      <style:text-properties style:font-name="Lato" officeooo:rsid="0005f86d" officeooo:paragraph-rsid="0005f86d"/>
    </style:style>
    <style:style style:name="P15" style:family="paragraph" style:parent-style-name="Standard" style:list-style-name="L3">
      <style:text-properties style:font-name="Lato" officeooo:rsid="0005a139" officeooo:paragraph-rsid="0005a139"/>
    </style:style>
    <style:style style:name="P16" style:family="paragraph" style:parent-style-name="Standard" style:list-style-name="L4">
      <style:text-properties style:font-name="Lato" officeooo:rsid="0005a139" officeooo:paragraph-rsid="0005a139"/>
    </style:style>
    <style:style style:name="P17" style:family="paragraph" style:parent-style-name="Standard" style:list-style-name="L5">
      <style:text-properties style:font-name="Lato" fo:font-weight="normal" officeooo:rsid="00076579" officeooo:paragraph-rsid="00076579" style:font-weight-asian="normal" style:font-weight-complex="normal"/>
    </style:style>
    <style:style style:name="P18" style:family="paragraph" style:parent-style-name="Standard" style:list-style-name="L6">
      <style:text-properties style:font-name="Lato" fo:font-weight="normal" officeooo:rsid="000c0390" officeooo:paragraph-rsid="000c0390" style:font-weight-asian="normal" style:font-weight-complex="normal"/>
    </style:style>
    <style:style style:name="P19" style:family="paragraph" style:parent-style-name="Standard" style:list-style-name="L7">
      <style:text-properties style:font-name="Lato" fo:font-weight="normal" officeooo:rsid="000c0390" officeooo:paragraph-rsid="000c0390" style:font-weight-asian="normal" style:font-weight-complex="normal"/>
    </style:style>
    <style:style style:name="P20" style:family="paragraph" style:parent-style-name="Standard" style:list-style-name="L8">
      <style:text-properties style:font-name="Lato" fo:font-weight="normal" officeooo:rsid="000c0390" officeooo:paragraph-rsid="000c0390" style:font-weight-asian="normal" style:font-weight-complex="normal"/>
    </style:style>
    <style:style style:name="P21" style:family="paragraph" style:parent-style-name="Standard" style:list-style-name="L9">
      <style:text-properties style:font-name="Lato" fo:font-weight="normal" officeooo:rsid="000c0390" officeooo:paragraph-rsid="000c0390" style:font-weight-asian="normal" style:font-weight-complex="normal"/>
    </style:style>
    <style:style style:name="P22" style:family="paragraph" style:parent-style-name="Standard" style:list-style-name="L5">
      <style:text-properties officeooo:paragraph-rsid="00076579"/>
    </style:style>
    <style:style style:name="P23" style:family="paragraph" style:parent-style-name="Standard" style:list-style-name="L9">
      <style:text-properties officeooo:rsid="000c0390" officeooo:paragraph-rsid="000c03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579" style:font-weight-asian="bold" style:font-weight-complex="bold"/>
    </style:style>
    <style:style style:name="T3" style:family="text">
      <style:text-properties style:font-name="Lato" fo:font-weight="bold" officeooo:rsid="00076579" style:font-weight-asian="bold" style:font-weight-complex="bold"/>
    </style:style>
    <style:style style:name="T4" style:family="text">
      <style:text-properties style:font-name="Lato" fo:font-weight="normal" style:font-weight-asian="normal" style:font-weight-complex="normal"/>
    </style:style>
    <style:style style:name="T5" style:family="text">
      <style:text-properties officeooo:rsid="0008fc47"/>
    </style:style>
    <text:list-style style:name="L1">
      <text:list-level-style-bullet text:level="1" text:style-name="Bullet_20_Symbols" text:bullet-char="✜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style:num-suffix="." style:num-format="A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I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1.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2.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3.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4.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list xml:id="list650289020" text:style-name="Numbering_20_123">
        <text:list-item>
          <text:p text:style-name="P9">RESULTADOS ACADÉMICOS DEL CURSO ANTERIOR</text:p>
          <text:list>
            <text:list-item>
              <text:p text:style-name="P10">Resultados por cursos y turnos</text:p>
            </text:list-item>
            <text:list-item>
              <text:p text:style-name="P10">Resultados por asignaturas del curso</text:p>
              <text:list>
                <text:list-item>
                  <text:p text:style-name="P11">Materias generales</text:p>
                </text:list-item>
                <text:list-item>
                  <text:p text:style-name="P11">Tecnologías</text:p>
                </text:list-item>
                <text:list-item>
                  <text:p text:style-name="P11">Practicas</text:p>
                </text:list-item>
              </text:list>
            </text:list-item>
            <text:list-item>
              <text:p text:style-name="P11">Resultados en las asignaturas pendientes</text:p>
              <text:list>
                <text:list-item>
                  <text:p text:style-name="P11">Materias generales</text:p>
                </text:list-item>
                <text:list-item>
                  <text:p text:style-name="P11">Tecnologías</text:p>
                </text:list-item>
                <text:list-item>
                  <text:p text:style-name="P11">Practicas</text:p>
                </text:list-item>
              </text:list>
            </text:list-item>
          </text:list>
        </text:list-item>
      </text:list>
      <text:p text:style-name="P6"/>
      <text:p text:style-name="P7">Ejercicio 2</text:p>
      <text:p text:style-name="P7"/>
      <text:list xml:id="list887005095" text:style-name="L1">
        <text:list-item>
          <text:p text:style-name="P14"><text:span text:style-name="T1">Matricula</text:span> <text:s/></text:p>
        </text:list-item>
      </text:list>
      <text:p text:style-name="P7"/>
      <text:list xml:id="list1352313912" text:style-name="L2">
        <text:list-item>
          <text:p text:style-name="P12">Alumnos oficiales pro cursos y turnos.</text:p>
          <text:list>
            <text:list-item>
              <text:p text:style-name="P12">Datos globales del centro</text:p>
            </text:list-item>
            <text:list-item>
              <text:p text:style-name="P12">Programas de enseñanza en Valenciano</text:p>
            </text:list-item>
            <text:list-item>
              <text:p text:style-name="P12">Alumnos y grupos por ramas y cursos</text:p>
            </text:list-item>
            <text:list-item>
              <text:p text:style-name="P12">Alumnos por situación académica de acceso</text:p>
            </text:list-item>
          </text:list>
        </text:list-item>
        <text:list-item>
          <text:p text:style-name="P12">Alumnos repetidores y con asignaturas pendientes</text:p>
        </text:list-item>
        <text:list-item>
          <text:p text:style-name="P13">Alumnos matriculados por asignaturas pendientes.</text:p>
        </text:list-item>
      </text:list>
      <text:list xml:id="list1205644589" text:style-name="L3">
        <text:list-item>
          <text:p text:style-name="P15">Materias generales</text:p>
        </text:list-item>
        <text:list-item>
          <text:p text:style-name="P15">Tecnologías</text:p>
        </text:list-item>
        <text:list-item>
          <text:p text:style-name="P15">Practicas</text:p>
        </text:list-item>
      </text:list>
      <text:list xml:id="list2711812204" text:style-name="L4">
        <text:list-item>
          <text:p text:style-name="P16">Grupos, numero de alumnos por grupo y profesor tutor asignado</text:p>
        </text:list-item>
        <text:list-item>
          <text:p text:style-name="P16">Alumnos, grupos y horas semanales por materias</text:p>
          <text:list>
            <text:list-item>
              <text:p text:style-name="P16">Materias generales</text:p>
            </text:list-item>
            <text:list-item>
              <text:p text:style-name="P16">Tecnologías</text:p>
            </text:list-item>
            <text:list-item>
              <text:p text:style-name="P16">Practicas</text:p>
            </text:list-item>
          </text:list>
        </text:list-item>
        <text:list-item>
          <text:p text:style-name="P16">Anexo: Lista de alumnos del centre</text:p>
        </text:list-item>
      </text:list>
      <text:p text:style-name="P8"/>
      <text:p text:style-name="P8"/>
      <text:p text:style-name="P2">Ejercicio 3</text:p>
      <text:p text:style-name="P2"/>
      <text:list xml:id="list2703628351" text:style-name="L5">
        <text:list-item>
          <text:p text:style-name="P22"><text:span text:style-name="T3">PROGRAMACIÓN</text:span><text:span text:style-name="T2"> </text:span></text:p>
          <text:list>
            <text:list-item>
              <text:p text:style-name="P17"><text:s/><text:tab/>Horario general del centro</text:p>
            </text:list-item>
            <text:list-item>
              <text:p text:style-name="P17"><text:s/><text:tab/>Actividades programadas por grupos</text:p>
            </text:list-item>
            <text:list-item>
              <text:p text:style-name="P17">Horario general del centro</text:p>
            </text:list-item>
            <text:list-item>
              <text:p text:style-name="P17">Actividades complementarias i extraescolares</text:p>
            </text:list-item>
            <text:list-item>
              <text:p text:style-name="P17"><text:s/><text:tab/><text:span text:style-name="T5">Programas de enseñanza en valenciano</text:span></text:p>
            </text:list-item>
          </text:list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4</text:p>
      <text:p text:style-name="P4"/>
      <text:p text:style-name="P5">Parte 1: <text:s/>Introducción</text:p>
      <text:list xml:id="list3913477723" text:style-name="L6">
        <text:list-item>
          <text:p text:style-name="P18">Crear y Guardar Documentos</text:p>
        </text:list-item>
        <text:list-item>
          <text:p text:style-name="P18">Explorar la ventana de Word</text:p>
        </text:list-item>
        <text:list-item>
          <text:p text:style-name="P18">Seleccionar y desplazarse por el texto</text:p>
        </text:list-item>
        <text:list-item>
          <text:p text:style-name="P18">Busca Ayuda</text:p>
        </text:list-item>
        <text:list-item>
          <text:p text:style-name="P18">Administración de Archivos</text:p>
        </text:list-item>
      </text:list>
      <text:p text:style-name="P5"/>
      <text:p text:style-name="P5">Parte 2: <text:s/>Formato automático</text:p>
      <text:list xml:id="list1913189878" text:style-name="L7">
        <text:list-item>
          <text:p text:style-name="P19">Usar la ortografía</text:p>
        </text:list-item>
        <text:list-item>
          <text:p text:style-name="P19">Usar Autocorrección</text:p>
        </text:list-item>
        <text:list-item>
          <text:p text:style-name="P19">Aplicar Autoformato</text:p>
        </text:list-item>
        <text:list-item>
          <text:p text:style-name="P19">Deshacer y Rehacer</text:p>
        </text:list-item>
        <text:list-item>
          <text:p text:style-name="P19">Usar un asistente</text:p>
        </text:list-item>
      </text:list>
      <text:p text:style-name="P5"/>
      <text:p text:style-name="P5">Parte 3: <text:s/>Edición y Formato</text:p>
      <text:list xml:id="list4232537212" text:style-name="L8">
        <text:list-item>
          <text:p text:style-name="P20">Configurar la pagina </text:p>
          <text:list>
            <text:list-item>
              <text:p text:style-name="P20">Mover Texto</text:p>
            </text:list-item>
            <text:list-item>
              <text:p text:style-name="P20">Formatear Párrafos</text:p>
            </text:list-item>
          </text:list>
        </text:list-item>
        <text:list-item>
          <text:p text:style-name="P20">Usar Copiar Formato</text:p>
          <text:list>
            <text:list-item>
              <text:p text:style-name="P20">Usar tabuladores</text:p>
            </text:list-item>
          </text:list>
        </text:list-item>
      </text:list>
      <text:p text:style-name="P4"/>
      <text:p text:style-name="P5">Parte 4: <text:s/>Finalizar el documento</text:p>
      <text:list xml:id="list2330768425" text:style-name="L9">
        <text:list-item>
          <text:p text:style-name="P21">Usar sinónimos</text:p>
          <text:list>
            <text:list-item>
              <text:p text:style-name="P21">Crear Pies de Página y Encabezados</text:p>
              <text:list>
                <text:list-item>
                  <text:p text:style-name="P21">Revisar la Ortografía y la Gramática</text:p>
                </text:list-item>
                <text:list-item>
                  <text:p text:style-name="P21">Poner Contraseña a un documento</text:p>
                </text:list-item>
                <text:list-item>
                  <text:p text:style-name="P21">Vista Preliminar e Impresión</text:p>
                </text:list-item>
                <text:list-item>
                  <text:p text:style-name="P21">Crear Notas al Pie y Notas al Final </text:p>
                </text:list-item>
                <text:list-item>
                  <text:p text:style-name="P23"><text:span text:style-name="T4">Construir un Índic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Lato" fo:font-family="Lato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7cm" fo:margin-left="1.96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7:22:47.841356317</meta:creation-date>
    <dc:date>2019-11-06T18:18:59.065243477</dc:date>
    <dc:creator>I116-05 </dc:creator>
    <meta:editing-duration>PT12M13S</meta:editing-duration>
    <meta:editing-cycles>4</meta:editing-cycles>
    <meta:generator>LibreOffice/6.0.4.1$Linux_X86_64 LibreOffice_project/00m0$Build-1</meta:generator>
    <meta:document-statistic meta:table-count="0" meta:image-count="0" meta:object-count="0" meta:page-count="2" meta:paragraph-count="63" meta:word-count="280" meta:character-count="1727" meta:non-whitespace-character-count="1550"/>
  </office:meta>
</office:document-meta>
</file>